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1.274cm" fo:min-width="3.772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267cm" fo:min-width="3.59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1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ff"/>
      <style:paragraph-properties fo:text-align="center"/>
      <style:text-properties style:font-name="Courier 10 Pitch1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10 Pitch1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1" fo:font-size="12pt" style:font-size-asian="12pt" style:font-size-complex="12pt"/>
    </style:style>
    <style:style style:name="T3" style:family="text">
      <style:text-properties style:font-name="Courier 10 Pitch1" fo:font-size="13pt" style:font-size-asian="13pt" style:font-size-complex="13pt"/>
    </style:style>
    <style:style style:name="T4" style:family="text">
      <style:text-properties style:font-name="Courier 10 Pitch1" fo:font-size="11pt" style:font-size-asian="11pt" style:font-size-complex="11pt"/>
    </style:style>
    <style:style style:name="T5" style:family="text">
      <style:text-properties style:font-name="Courier 10 Pitch1" fo:font-size="6pt" style:font-size-asian="6pt" style:font-size-complex="6pt"/>
    </style:style>
    <style:style style:name="T6" style:family="text">
      <style:text-properties style:font-name="Courier 10 Pitch1" fo:font-size="8pt" style:font-size-asian="12pt" style:font-size-complex="12pt"/>
    </style:style>
    <style:style style:name="T7" style:family="text">
      <style:text-properties style:font-name="Courier 10 Pitch1" fo:font-size="16pt" fo:text-shadow="none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6.466cm">
          <draw:text-box>
            <text:p><text:span text:style-name="T1">stack</text:span></text:p>
          </draw:text-box>
        </draw:frame>
        <draw:frame draw:style-name="gr2" draw:text-style-name="P1" draw:layer="layout" svg:width="1.653cm" svg:height="0.806cm" svg:x="13.021cm" svg:y="6.46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816cm" svg:y="14.228cm">
          <draw:text-box>
            <text:p><text:span text:style-name="T2">x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custom-shape draw:style-name="gr6" draw:text-style-name="P6" draw:layer="layout" svg:width="4.272cm" svg:height="1.524cm" svg:x="11.322cm" svg:y="13.62cm">
          <text:p text:style-name="P3"><text:span text:style-name="T4">: ArrayList</text:span></text:p>
          <text:p text:style-name="P3"><text:span text:style-name="T5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22cm" svg:y1="13.995cm" svg:x2="15.594cm" svg:y2="13.995cm">
          <text:p/>
        </draw:line>
        <draw:custom-shape draw:style-name="gr7" draw:text-style-name="P3" draw:layer="layout" svg:width="2.286cm" svg:height="0.635cm" svg:x="13.054cm" svg:y="14.25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57cm" svg:height="0.586cm" svg:x="11.265cm" svg:y="14.315cm">
          <draw:text-box>
            <text:p><text:span text:style-name="T6">contents</text:span></text:p>
          </draw:text-box>
        </draw:frame>
        <draw:line draw:style-name="gr5" draw:text-style-name="P5" draw:layer="layout" svg:x1="13.562cm" svg:y1="14.255cm" svg:x2="13.562cm" svg:y2="14.89cm">
          <text:p/>
        </draw:line>
        <draw:line draw:style-name="gr5" draw:text-style-name="P5" draw:layer="layout" svg:x1="14.062cm" svg:y1="14.256cm" svg:x2="14.062cm" svg:y2="14.891cm">
          <text:p/>
        </draw:line>
        <draw:frame draw:style-name="gr9" draw:text-style-name="P7" xml:id="id3" draw:id="id3" draw:layer="layout" svg:width="0.671cm" svg:height="0.586cm" svg:x="13.466cm" svg:y="14.741cm">
          <draw:text-box>
            <text:p><text:span text:style-name="T6">1</text:span></text:p>
          </draw:text-box>
        </draw:frame>
        <draw:frame draw:style-name="gr9" draw:text-style-name="P7" xml:id="id1" draw:id="id1" draw:layer="layout" svg:width="0.671cm" svg:height="0.586cm" svg:x="12.966cm" svg:y="14.741cm">
          <draw:text-box>
            <text:p><text:span text:style-name="T6">0</text:span></text:p>
          </draw:text-box>
        </draw:frame>
        <draw:frame draw:style-name="gr8" draw:text-style-name="P7" draw:layer="layout" svg:width="1.857cm" svg:height="0.586cm" svg:x="14.466cm" svg:y="14.667cm">
          <draw:text-box>
            <text:p><text:span text:style-name="T6">...</text:span></text:p>
          </draw:text-box>
        </draw:frame>
        <draw:line draw:style-name="gr5" draw:text-style-name="P5" draw:layer="layout" svg:x1="14.562cm" svg:y1="14.257cm" svg:x2="14.562cm" svg:y2="14.892cm">
          <text:p/>
        </draw:line>
        <draw:frame draw:style-name="gr9" draw:text-style-name="P7" draw:layer="layout" svg:width="0.671cm" svg:height="0.586cm" svg:x="13.993cm" svg:y="14.741cm">
          <draw:text-box>
            <text:p><text:span text:style-name="T6">2</text:span></text:p>
          </draw:text-box>
        </draw:frame>
        <draw:custom-shape draw:style-name="gr10" draw:text-style-name="P6" xml:id="id2" draw:id="id2" draw:layer="layout" svg:width="4.096cm" svg:height="1.517cm" svg:x="15.722cm" svg:y="11.909cm">
          <text:p text:style-name="P3"><text:span text:style-name="T4">: Ball</text:span></text:p>
          <text:p text:style-name="P3"><text:span text:style-name="T4">color = "red"</text:span></text:p>
          <text:p text:style-name="P3"><text:span text:style-name="T4">airPressure = 0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738cm" svg:y1="12.414cm" svg:x2="19.818cm" svg:y2="12.414cm">
          <text:p/>
        </draw:line>
        <draw:connector draw:style-name="gr11" draw:text-style-name="P5" draw:layer="layout" draw:type="curve" svg:x1="13.301cm" svg:y1="14.741cm" svg:x2="15.722cm" svg:y2="12.667cm" draw:start-shape="id1" draw:start-glue-point="0" draw:end-shape="id2" draw:end-glue-point="3" svg:d="M13301 14741c0-1383 807-2074 2421-2074" svg:viewBox="0 0 2422 2075">
          <text:p/>
        </draw:connector>
        <draw:connector draw:style-name="gr11" draw:text-style-name="P5" draw:layer="layout" draw:type="curve" draw:line-skew="-0.072cm" svg:x1="13.801cm" svg:y1="14.741cm" svg:x2="15.97cm" svg:y2="9.326cm" draw:start-shape="id3" draw:start-glue-point="0" draw:end-shape="id4" svg:d="M13801 14741c0-4168 2169-1461 2169-5415" svg:viewBox="0 0 2170 5416">
          <text:p/>
        </draw:connector>
        <draw:frame draw:style-name="gr12" draw:text-style-name="P8" draw:layer="layout" svg:width="2.534cm" svg:height="0.924cm" draw:transform="rotate (1.5707963267949) translate (1.284cm 15.413cm)">
          <draw:text-box>
            <text:p><text:span text:style-name="T7">main()</text:span></text:p>
          </draw:text-box>
        </draw:frame>
        <draw:frame draw:style-name="gr13" draw:text-style-name="P2" xml:id="id5" draw:id="id5" draw:layer="layout" svg:width="2.026cm" svg:height="0.742cm" svg:x="3.665cm" svg:y="13.015cm">
          <draw:text-box>
            <text:p><text:span text:style-name="T2">myBall</text:span></text:p>
          </draw:text-box>
        </draw:frame>
        <draw:connector draw:style-name="gr11" draw:text-style-name="P5" draw:layer="layout" draw:type="curve" svg:x1="5.691cm" svg:y1="13.386cm" svg:x2="11.322cm" svg:y2="10.367cm" draw:start-shape="id5" draw:end-shape="id6" svg:d="M5691 13386c4222 0 1407-3019 5631-3019" svg:viewBox="0 0 5632 3020">
          <text:p/>
        </draw:connector>
        <draw:custom-shape draw:style-name="gr10" draw:text-style-name="P6" xml:id="id4" draw:id="id4" draw:layer="layout" svg:width="4.096cm" svg:height="1.517cm" svg:x="13.922cm" svg:y="7.809cm">
          <text:p text:style-name="P3"><text:span text:style-name="T4">: Ball</text:span></text:p>
          <text:p text:style-name="P3"><text:span text:style-name="T4">color = "red"</text:span></text:p>
          <text:p text:style-name="P3"><text:span text:style-name="T4">airPressure = 0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3.938cm" svg:y1="8.295cm" svg:x2="18.018cm" svg:y2="8.295cm">
          <text:p/>
        </draw:line>
        <draw:custom-shape draw:style-name="gr10" draw:text-style-name="P6" xml:id="id6" draw:id="id6" draw:layer="layout" svg:width="4.096cm" svg:height="1.517cm" svg:x="11.322cm" svg:y="9.609cm">
          <text:p text:style-name="P3"><text:span text:style-name="T4">: Ball</text:span></text:p>
          <text:p text:style-name="P3"><text:span text:style-name="T4">color = "orange"</text:span></text:p>
          <text:p text:style-name="P3"><text:span text:style-name="T4">airPressure = 0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38cm" svg:y1="10.095cm" svg:x2="15.418cm" svg:y2="10.0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9T13:22:20.989732415</dc:date>
    <meta:editing-duration>PT1H12M10S</meta:editing-duration>
    <meta:editing-cycles>19</meta:editing-cycles>
    <meta:document-statistic meta:object-count="27"/>
  </office:meta>
</office:document-meta>
</file>